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0d7cef"/>
    </style:style>
    <style:style style:name="T2" style:family="text">
      <style:text-properties officeooo:rsid="00079c37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4" style:family="text">
      <style:text-properties officeooo:rsid="0008dd8e"/>
    </style:style>
    <style:style style:name="T5" style:family="text">
      <style:text-properties officeooo:rsid="00085fa6"/>
    </style:style>
    <style:style style:name="T6" style:family="text">
      <style:text-properties officeooo:rsid="000999ca"/>
    </style:style>
    <style:style style:name="T7" style:family="text">
      <style:text-properties style:font-name="Liberation Serif1" officeooo:rsid="000999ca" style:font-name-asian="Liberation Serif1" style:font-name-complex="Liberation Serif1"/>
    </style:style>
    <style:style style:name="T8" style:family="text">
      <style:text-properties officeooo:rsid="000b1985"/>
    </style:style>
    <style:style style:name="T9" style:family="text">
      <style:text-properties officeooo:rsid="000be2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pan text:style-name="T10">Code Book</text:span></text:p>
      <text:p text:style-name="P1"/>
      <text:p text:style-name="P1">This document describes the code inside `run_analysis.R`.</text:p>
      <text:p text:style-name="P1"/>
      <text:p text:style-name="Text_20_body"><text:span text:style-name="T15">Ref: JT Leek “The code book” Source: </text:span><text:a xlink:type="simple" xlink:href="https://github.com/jtleek/datasharing" text:style-name="Internet_20_link" text:visited-style-name="Visited_20_Internet_20_Link"><text:span text:style-name="T14">https://github.com/jtleek/datasharing</text:span></text:a></text:p>
      <text:p text:style-name="P1"/>
      <text:p text:style-name="P1">##Before you begin</text:p>
      <text:p text:style-name="P1"/>
      <text:p text:style-name="P1">Source the raw files. </text:p>
      <text:p text:style-name="Text_20_body"><text:span text:style-name="T15">You should have downloaded the Samsung_Dataset found here </text:span><text:a xlink:type="simple" xlink:href="https://github.com/Leptokurtic/Tidying-Data" text:style-name="Internet_20_link" text:visited-style-name="Visited_20_Internet_20_Link"><text:span text:style-name="T14">https://github.com/Leptokurtic/Tidying-Data</text:span></text:a></text:p>
      <text:p text:style-name="P1"/>
      <text:p text:style-name="P1">Placed it in your working directory</text:p>
      <text:p text:style-name="P1"/>
      <text:p text:style-name="P1"/>
      <text:p text:style-name="P1"/>
      <text:p text:style-name="P1">##<text:span text:style-name="T16">Step 1: </text:span></text:p>
      <text:p text:style-name="P1">from the local “Samsung_Dataset/*" sub directory in your parent working directory run_analysis.R</text:p>
      <text:p text:style-name="P1">###/train/*</text:p>
      <text:p text:style-name="P1">Reads train files: <text:s/></text:p>
      <text:p text:style-name="P1">X_train.txt | y_train.txt | subject_train.txt </text:p>
      <text:p text:style-name="P1">into memory as object names: <text:s/></text:p>
      <text:p text:style-name="P1">train_Data | train.Label | train.Subject</text:p>
      <text:p text:style-name="Text_20_body"><text:span text:style-name="Emphasis"><text:span text:style-name="T15"/></text:span></text:p>
      <text:p text:style-name="Text_20_body"><text:span text:style-name="Emphasis"><text:span text:style-name="T15">###/test/*</text:span></text:span></text:p>
      <text:p text:style-name="Text_20_body"><text:span text:style-name="Emphasis"><text:span text:style-name="T15">Reads test files : <text:s/></text:span></text:span></text:p>
      <text:p text:style-name="Text_20_body"><text:span text:style-name="Emphasis"><text:span text:style-name="T15">X_test.txt | <text:s/>y_test.txt | subject_test.txt</text:span></text:span></text:p>
      <text:p text:style-name="Text_20_body"><text:span text:style-name="Emphasis"><text:span text:style-name="T15">into memory as object names: </text:span></text:span></text:p>
      <text:p text:style-name="Text_20_body"><text:span text:style-name="Emphasis"><text:span text:style-name="T15">test_Data | test.Label | test.Subject</text:span></text:span></text:p>
      <text:p text:style-name="Text_20_body"><text:soft-page-break/><text:span text:style-name="Emphasis"><text:span text:style-name="T15"/></text:span></text:p>
      <text:p text:style-name="Text_20_body"><text:span text:style-name="Emphasis"><text:span text:style-name="T15">###Merging train and test files </text:span></text:span></text:p>
      <text:p text:style-name="Text_20_body"><text:span text:style-name="Emphasis"><text:span text:style-name="T15">[ X+X, y+y, subject+subject] as: <text:s/></text:span></text:span></text:p>
      <text:p text:style-name="Text_20_body"><text:span text:style-name="Emphasis"><text:span text:style-name="T15">join_Dataset | join.Lab | join.Subject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Step 2: <text:s/>Extracts only the measurements on the mean and standard deviation for each measurement.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# run_analysis.R Concatenates measurements</text:span></text:span></text:p>
      <text:p text:style-name="Text_20_body"><text:span text:style-name="Emphasis"><text:span text:style-name="T15">test_Data → train_Data →= join_Dataset</text:span></text:span></text:p>
      <text:p text:style-name="Text_20_body"><text:span text:style-name="Emphasis"><text:span text:style-name="T15">Creating data.frame Of dimension: <text:s/>10299x561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/></text:span></text:p>
      <text:p text:style-name="Text_20_body"><text:span text:style-name="Emphasis"><text:span text:style-name="T15"/></text:span></text:p>
      <text:p text:style-name="Text_20_body"><text:span text:style-name="Emphasis"><text:span text:style-name="T15">test.Subject →train.Subject →= <text:s/>join.Subject</text:span></text:span></text:p>
      <text:p text:style-name="Text_20_body"><text:span text:style-name="Emphasis"><text:span text:style-name="T15">Creating data.frame Of dimension: <text:s text:c="3"/>10299x1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test.Label→train.Label →= <text:s/>join.Lab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Creating data.frame Of dimension: <text:s/>10299x1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# From the local “Samsung_Dataset/*" sub directory in your parent working directory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##run_analysis.R Reads file(s):</text:span></text:span></text:p>
      <text:p text:style-name="Text_20_body"><text:span text:style-name="Emphasis"><text:span text:style-name="T15">features.txt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into memory as object name(s): </text:span></text:span></text:p>
      <text:p text:style-name="Text_20_body"><text:span text:style-name="Emphasis"><text:span text:style-name="T15">features</text:span></text:span></text:p>
      <text:p text:style-name="Text_20_body"><text:span text:style-name="Emphasis"><text:span text:style-name="T15"/></text:span></text:p>
      <text:p text:style-name="Text_20_body"><text:soft-page-break/><text:span text:style-name="Emphasis"><text:span text:style-name="T15">### Extracts the mean and standard deviation:</text:span></text:span></text:p>
      <text:p text:style-name="Text_20_body"><text:span text:style-name="Emphasis"><text:span text:style-name="T15">&gt;mean.std_Indices &lt;- grep("mean\\(\\)|std\\(\\)", features[, 2])</text:span></text:span></text:p>
      <text:p text:style-name="Text_20_body"><text:span text:style-name="Emphasis"><text:span text:style-name="T15">for each accordingly:</text:span></text:span></text:p>
      <text:p text:style-name="Text_20_body"><text:span text:style-name="Emphasis"><text:span text:style-name="T15">&gt;names(join_Dataset) &lt;- gsub("\\(\\)", "", features[mean.std_Indices, 2])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##Cleans up formatting of feature names to Uppercase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 Step 3: run_analysis.R pairs descriptive activity names with the activities in the data set</text:span></text:span></text:p>
      <text:p text:style-name="Text_20_body"><text:span text:style-name="Emphasis"><text:span text:style-name="T15">### From the local “Samsung_Dataset/*" sub directory in your parent working directory</text:span></text:span></text:p>
      <text:p text:style-name="Text_20_body"><text:span text:style-name="Emphasis"><text:span text:style-name="T15">####run_analysis.R Reads file(s):</text:span></text:span></text:p>
      <text:p text:style-name="Text_20_body"><text:span text:style-name="Emphasis"><text:span text:style-name="T15">activity_labels.txt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into memory as object name(s): </text:span></text:span></text:p>
      <text:p text:style-name="Text_20_body"><text:span text:style-name="Emphasis"><text:span text:style-name="T15">activity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#Cleans the activity name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Formats to all lower case removing errant punctuation in activity names and formatting to uppercase where necessary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#transposes join.Lab with activity name data frame vector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: run_analysis.R annotates descriptive activity names to name the activities in the data set</text:span></text:span></text:p>
      <text:p text:style-name="Text_20_body"><text:span text:style-name="Emphasis"><text:span text:style-name="T15">## Step 4 Assembles join.subject, join.Lab, join_Dataset to data.frame: Cleaned_Data then writes this data to “./joined_dataset.txt”. Allows user option to unprotect [-#] writing to a dually named .csv file as well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##Step 5: <text:s/>run_analysis.R takes the data set Cleaned_Data from step 4, and creates a second, independent tidy data set <text:s/>"tidy_dataset_Bymeans.txt" with the average of each variable for each activity and each subject.</text:span></text:span></text:p>
      <text:p text:style-name="Text_20_body"><text:soft-page-break/><text:span text:style-name="Emphasis"><text:span text:style-name="T15"/></text:span></text:p>
      <text:p text:style-name="Text_20_body"><text:span text:style-name="Emphasis"><text:span text:style-name="T15">subject.Length: calculates neccessary length of resulting data.frame</text:span></text:span></text:p>
      <text:p text:style-name="Text_20_body"><text:span text:style-name="Emphasis"><text:span text:style-name="T15">col.Length: calculates neccessary width of resulting data.frame</text:span></text:span></text:p>
      <text:p text:style-name="Text_20_body"><text:span text:style-name="Emphasis"><text:span text:style-name="T15">tidying_Dataset: <text:s/>fits its dimensions as matrix_1 | overwrites matrix as data.frame _2 | stores iterations to completion post post for loop to write output file: “tidy_dataset_Bymeans.txt” and again user has the option to unprotect [-#] codeline writing it to dually names .csv file. 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/></text:span></text:p>
      <text:p text:style-name="Text_20_body"><text:span text:style-name="Emphasis"><text:span text:style-name="T15">Script offered open source by <text:s/>Leptokurtic <text:s/>@https://github.com/Leptokurtic</text:span></text:span></text:p>
      <text:p text:style-name="Text_20_body"><text:span text:style-name="Emphasis"><text:span text:style-name="T15"/></text:span></text:p>
      <text:p text:style-name="Text_20_body"><text:span text:style-name="Emphasis"><text:span text:style-name="T15">Thank you and enjoy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5:28:08.610000000</meta:creation-date>
    <dc:date>2015-05-24T15:29:22.427000000</dc:date>
    <meta:editing-duration>PT1M13S</meta:editing-duration>
    <meta:editing-cycles>1</meta:editing-cycles>
    <meta:generator>LibreOffice/4.4.3.2$Windows_x86 LibreOffice_project/88805f81e9fe61362df02b9941de8e38a9b5fd16</meta:generator>
    <meta:document-statistic meta:table-count="0" meta:image-count="0" meta:object-count="0" meta:page-count="4" meta:paragraph-count="57" meta:word-count="416" meta:character-count="3138" meta:non-whitespace-character-count="2743"/>
  </office:meta>
</office:document-meta>
</file>